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10d90" officeooo:paragraph-rsid="00210d90"/>
    </style:style>
    <style:style style:name="P8" style:family="paragraph" style:parent-style-name="Standard">
      <style:text-properties officeooo:rsid="0023e110" officeooo:paragraph-rsid="0023e110"/>
    </style:style>
    <style:style style:name="P9" style:family="paragraph" style:parent-style-name="Standard">
      <style:text-properties officeooo:rsid="0025a0b4" officeooo:paragraph-rsid="0025a0b4"/>
    </style:style>
    <style:style style:name="P10" style:family="paragraph" style:parent-style-name="Standard">
      <style:text-properties officeooo:rsid="0026dddd" officeooo:paragraph-rsid="0026dddd"/>
    </style:style>
    <style:style style:name="P11" style:family="paragraph" style:parent-style-name="Standard">
      <style:text-properties officeooo:rsid="00285dc3" officeooo:paragraph-rsid="00285dc3"/>
    </style:style>
    <style:style style:name="P12" style:family="paragraph" style:parent-style-name="Standard">
      <style:paragraph-properties fo:margin-top="0.106cm" fo:margin-bottom="0.247cm" style:contextual-spacing="false"/>
    </style:style>
    <style:style style:name="P13" style:family="paragraph" style:parent-style-name="Standard">
      <style:text-properties officeooo:rsid="00317261" officeooo:paragraph-rsid="00317261"/>
    </style:style>
    <style:style style:name="P14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5" style:family="paragraph" style:parent-style-name="Standard">
      <style:paragraph-properties fo:margin-top="0.106cm" fo:margin-bottom="0.247cm" style:contextual-spacing="false"/>
      <style:text-properties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6cc0f" officeooo:paragraph-rsid="0036cc0f"/>
    </style:style>
    <style:style style:name="P18" style:family="paragraph" style:parent-style-name="Standard">
      <style:text-properties officeooo:rsid="00394ce9" officeooo:paragraph-rsid="00394ce9"/>
    </style:style>
    <style:style style:name="P19" style:family="paragraph" style:parent-style-name="Standard">
      <style:text-properties officeooo:rsid="0020aa02" officeooo:paragraph-rsid="00394ce9"/>
    </style:style>
    <style:style style:name="P20" style:family="paragraph" style:parent-style-name="Standard">
      <style:text-properties officeooo:rsid="003ade39" officeooo:paragraph-rsid="003ade39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officeooo:rsid="002fe30d"/>
    </style:style>
    <style:style style:name="T4" style:family="text">
      <style:text-properties officeooo:rsid="00320575"/>
    </style:style>
    <style:style style:name="T5" style:family="text">
      <style:text-properties officeooo:rsid="00352ee7"/>
    </style:style>
    <style:style style:name="T6" style:family="text">
      <style:text-properties officeooo:rsid="003ade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9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8">mon notebook : <text:span text:style-name="T2">Efficient Object Detection with YOLOV8 and KerasCV.ipynb</text:span></text:p>
      <text:p text:style-name="P8"/>
      <text:p text:style-name="P8">&gt; &gt; <text:span text:style-name="T3">ne plante plus, dataset limité à 100 images</text:span></text:p>
      <text:p text:style-name="P8">&gt; &gt; <text:span text:style-name="T3">avec exemple d’utilisation du modele pour faire detection d’une image.</text:span></text:p>
      <text:p text:style-name="P8">&gt; &gt; <text:span text:style-name="T3">cela fonctionne mais resultat pas terrible a cause du dataset limité</text:span></text:p>
      <text:p text:style-name="P8"/>
      <text:p text:style-name="P8"/>
      <text:p text:style-name="P10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1">tuto fonctionne jusqu’au bout : <text:span text:style-name="T2">Object Detection with KerasCV.ipynb</text:span></text:p>
      <text:p text:style-name="P13">fonction d’augmentation d’un coté avec risize, donc resize de l’eval</text:p>
      <text:p text:style-name="P11"/>
      <text:p text:style-name="P6"/>
      <text:p text:style-name="P6"/>
      <text:p text:style-name="P7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2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2">” <text:span text:style-name="T4">mail envoyé car téléchargement sur Baidu</text:span></text:p>
      <text:p text:style-name="P12"/>
      <text:p text:style-name="P12"/>
      <text:p text:style-name="P12"/>
      <text:p text:style-name="P15"><text:soft-page-break/><text:span text:style-name="T4">Head Detection</text:span></text:p>
      <text:p text:style-name="P14"/>
      <text:p text:style-name="P12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2">&gt; &gt; <text:span text:style-name="T5">500 images</text:span></text:p>
      <text:p text:style-name="P12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5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8">Fichier colab pour Detection Head : <text:span text:style-name="T2">projet_head_detection.ipynb</text:span></text:p>
      <text:p text:style-name="P19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9"/>
      <text:p text:style-name="P19">&gt; &gt; <text:span text:style-name="T6">j’ai un Notebook qui fait de la detection Head sur image</text:span></text:p>
      <text:p text:style-name="P19"><text:s/>&gt; &gt; <text:span text:style-name="T6">V1</text:span></text:p>
      <text:p text:style-name="P19"/>
      <text:p text:style-name="P20">Améliorations : </text:p>
      <text:p text:style-name="P20">dataset contient 3 répertoires : test, train, valid.</text:p>
      <text:p text:style-name="P20">Etre bien au clair sur leur utilité et utiliser les 3</text:p>
      <text:p text:style-name="P20"/>
      <text:p text:style-name="P20">intégrer Weights &amp; Biases pour avoir des graphs</text:p>
      <text:p text:style-name="P20"/>
      <text:p text:style-name="P20">faire de la detection sur video</text:p>
      <text:p text:style-name="P20"/>
      <text:p text:style-name="P20"/>
      <text:p text:style-name="P18"/>
      <text:p text:style-name="P16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17T10:53:48.613000000</dc:date>
    <meta:editing-duration>PT16H32M18S</meta:editing-duration>
    <meta:editing-cycles>21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45" meta:word-count="307" meta:character-count="2256" meta:non-whitespace-character-count="1982"/>
  </office:meta>
</office:document-meta>
</file>